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16fb00" officeooo:paragraph-rsid="0013a1bf" style:font-size-asian="12pt" style:font-size-complex="12pt"/>
    </style:style>
    <style:style style:name="P2" style:family="paragraph" style:parent-style-name="Text_20_body">
      <style:text-properties officeooo:paragraph-rsid="0013a1bf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13a1bf" officeooo:paragraph-rsid="0013a1b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16fb00" officeooo:paragraph-rsid="0013a1b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13a1bf"/>
    </style:style>
    <style:style style:name="P6" style:family="paragraph" style:parent-style-name="Text_20_body">
      <style:paragraph-properties fo:margin-top="0in" fo:margin-bottom="0.1965in" loext:contextual-spacing="false"/>
      <style:text-properties style:font-name="Liberation Serif" fo:font-size="12pt" fo:font-weight="normal" officeooo:rsid="0013a1bf" officeooo:paragraph-rsid="0013a1bf" style:font-size-asian="12pt" style:font-weight-asian="normal" style:font-size-complex="12pt" style:font-weight-complex="normal"/>
    </style:style>
    <style:style style:name="P7" style:family="paragraph" style:parent-style-name="Heading_20_2">
      <style:paragraph-properties fo:text-align="start" style:justify-single-word="false"/>
      <style:text-properties style:font-name="Liberation Serif" fo:font-size="12pt" officeooo:paragraph-rsid="0013a1bf" style:font-size-asian="12pt" style:font-size-complex="12pt"/>
    </style:style>
    <style:style style:name="P8" style:family="paragraph" style:parent-style-name="Heading_20_3">
      <style:paragraph-properties fo:margin-top="0in" fo:margin-bottom="0.1965in" loext:contextual-spacing="false"/>
      <style:text-properties style:font-name="Liberation Serif" fo:font-size="12pt" fo:language="en" fo:country="US" fo:font-weight="normal" officeooo:rsid="0016fb00" officeooo:paragraph-rsid="0013a1b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top="0in" fo:margin-bottom="0.1965in" loext:contextual-spacing="false"/>
      <style:text-properties style:font-name="Liberation Serif" fo:font-size="12pt" officeooo:paragraph-rsid="0013a1bf" style:font-size-asian="12pt" style:font-size-complex="12pt"/>
    </style:style>
    <style:style style:name="P10" style:family="paragraph" style:parent-style-name="Preformatted_20_Text">
      <style:paragraph-properties fo:margin-top="0.0398in" fo:margin-bottom="0.1571in" loext:contextual-spacing="false"/>
      <style:text-properties officeooo:paragraph-rsid="0013a1bf"/>
    </style:style>
    <style:style style:name="P11" style:family="paragraph" style:parent-style-name="Preformatted_20_Text">
      <style:paragraph-properties fo:margin-top="0in" fo:margin-bottom="0.078in" loext:contextual-spacing="false"/>
      <style:text-properties officeooo:paragraph-rsid="0013a1bf"/>
    </style:style>
    <style:style style:name="T1" style:family="text">
      <style:text-properties officeooo:rsid="0013a1b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fb00" style:font-weight-asian="normal" style:font-weight-complex="normal"/>
    </style:style>
    <style:style style:name="T4" style:family="text">
      <style:text-properties fo:language="en" fo:country="US" fo:font-weight="normal" officeooo:rsid="0016fb00" style:font-weight-asian="normal" style:font-weight-complex="normal"/>
    </style:style>
    <style:style style:name="T5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language="en" fo:country="US" fo:font-weight="normal" officeooo:rsid="0016fb00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language="en" fo:country="US" fo:font-weight="normal" officeooo:rsid="00144070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language="en" fo:country="US" fo:font-weight="normal" officeooo:rsid="0015b21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language="en" fo:country="US" style:font-size-asian="12pt" style:font-size-complex="12pt"/>
    </style:style>
    <style:style style:name="T10" style:family="text">
      <style:text-properties style:font-name="Liberation Serif" fo:font-size="12pt" fo:language="en" fo:country="US" officeooo:rsid="0013a1bf" style:font-size-asian="12pt" style:font-size-complex="12pt"/>
    </style:style>
    <style:style style:name="T11" style:family="text">
      <style:text-properties style:font-name="Liberation Serif" fo:font-size="12pt" fo:language="en" fo:country="US" officeooo:rsid="00144070" style:font-size-asian="12pt" style:font-size-complex="12pt"/>
    </style:style>
    <style:style style:name="T12" style:family="text">
      <style:text-properties style:font-name="Liberation Serif" fo:font-size="12pt" fo:language="en" fo:country="US" officeooo:rsid="00144070" style:font-name-asian="Noto Sans Mono CJK SC" style:font-size-asian="12pt" style:font-name-complex="Liberation Mono" style:font-size-complex="12pt"/>
    </style:style>
    <style:style style:name="T13" style:family="text">
      <style:text-properties style:font-name="Liberation Serif" fo:font-size="12pt" fo:language="en" fo:country="US" officeooo:rsid="0015b219" style:font-name-asian="Noto Sans Mono CJK SC" style:font-size-asian="12pt" style:font-name-complex="Liberation Mono" style:font-size-complex="12pt"/>
    </style:style>
    <style:style style:name="T14" style:family="text">
      <style:text-properties officeooo:rsid="00144070"/>
    </style:style>
    <style:style style:name="T15" style:family="text">
      <style:text-properties officeooo:rsid="0015b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učaj upotrebe: Čuvanje rezultata</text:p>
      <text:h text:style-name="P7" text:outline-level="2"><text:span text:style-name="T3">Kratak opis: </text:span><text:span text:style-name="T2">Aplikacija nakon završene partije treba da sačuva informacije o odigranoj igri.</text:span></text:h>
      <text:p text:style-name="P3">Akteri: /</text:p>
      <text:p text:style-name="P4">Preduslovi: igranje jedne partije igre je zavrseno</text:p>
      <text:p text:style-name="P4">Osnovni tok: </text:p>
      <text:p text:style-name="P5"><text:bookmark text:name="LC1"/><text:span text:style-name="T6"><text:tab/></text:span><text:span text:style-name="T5">1. </text:span><text:span text:style-name="T8">Igrač je završio partiju</text:span></text:p>
      <text:p text:style-name="P11"><text:bookmark text:name="LC5"/><text:span text:style-name="T9"><text:tab/></text:span><text:span text:style-name="T10">2</text:span><text:span text:style-name="T9">. </text:span><text:span text:style-name="T13">Aplikacija prikazuje prikazuje prozor za unos imena u tabelu najboljih rezultata</text:span></text:p>
      <text:p text:style-name="P10"><text:span text:style-name="T13"><text:tab/>3. Aplikacija prikazuje glavni meni</text:span></text:p>
      <text:h text:style-name="P8" text:outline-level="3">Alternativni tokovi: /</text:h>
      <text:h text:style-name="P9" text:outline-level="3"><text:span text:style-name="T4">Specijalni zahtevi: </text:span><text:span text:style-name="T2">Aplikacija i server su povezani međusobno</text:span></text:h>
      <text:p text:style-name="P6">Dodatne informaciije: /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7:32:15.749808498</meta:creation-date>
    <dc:date>2022-11-25T23:28:20.444530538</dc:date>
    <meta:editing-duration>PT8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4" meta:character-count="452" meta:non-whitespace-character-count="395"/>
  </office:meta>
</office:document-meta>
</file>